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Ubuntu-title">
      <style:graphic-properties draw:fill-color="#ffffff" draw:auto-grow-height="true" fo:min-height="3.507cm"/>
    </style:style>
    <style:style style:name="pr2" style:family="presentation" style:parent-style-name="GlossyUbuntu-subtitle">
      <style:graphic-properties draw:fill-color="#ffffff" fo:min-height="13.609cm"/>
    </style:style>
    <style:style style:name="pr3" style:family="presentation" style:parent-style-name="GlossyUbuntu-notes">
      <style:graphic-properties draw:fill-color="#ffffff" draw:auto-grow-height="true" fo:min-height="13.365cm"/>
    </style:style>
    <style:style style:name="pr4" style:family="presentation" style:parent-style-name="GlossyUbuntu-title">
      <style:graphic-properties draw:auto-grow-height="true" fo:min-height="3.507cm"/>
    </style:style>
    <style:style style:name="pr5" style:family="presentation" style:parent-style-name="GlossyUbuntu-outline1">
      <style:graphic-properties fo:min-height="13.609cm"/>
    </style:style>
    <style:style style:name="pr6" style:family="presentation" style:parent-style-name="GlossyUbuntu-notes">
      <style:graphic-properties draw:fill-color="#ffffff" fo:min-height="13.114cm"/>
    </style:style>
    <style:style style:name="pr7" style:family="presentation" style:parent-style-name="GlossyUbuntu-title">
      <style:graphic-properties fo:min-height="3.256cm"/>
    </style:style>
    <style:style style:name="pr8" style:family="presentation" style:parent-style-name="GlossyUbuntu-outline1">
      <style:graphic-properties fo:min-height="14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2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yCon India 2009 Presentat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Python tools for Network Security </text:span></text:p>
            <text:p/>
            <text:p><text:span text:style-name="T2">Anand B Pillai (abpillai@gmail.com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genda</text:p>
          </draw:text-box>
        </draw:frame>
        <draw:frame presentation:style-name="pr5" draw:layer="layout" svg:width="25.199cm" svg:height="15.15cm" svg:x="1.4cm" svg:y="4.914cm" presentation:class="outline" presentation:user-transformed="true">
          <draw:text-box>
            <text:list text:style-name="L2">
              <text:list-item>
                <text:p>Brief overview </text:p>
              </text:list-item>
              <text:list-item>
                <text:p>Python tools</text:p>
                <text:list>
                  <text:list-item>
                    <text:p>Pypcap, Dpkt, Scapy</text:p>
                  </text:list-item>
                  <text:list-item>
                    <text:p>Quick introduction to pypcap, dpkt</text:p>
                  </text:list-item>
                  <text:list-item>
                    <text:p>Using Scapy to write your own tools</text:p>
                  </text:list-item>
                  <text:list-item>
                    <text:p>Examples</text:p>
                  </text:list-item>
                </text:list>
              </text:list-item>
              <text:list-item>
                <text:p>Links</text:p>
              </text:list-item>
              <text:list-item>
                <text:p>Question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Requiremen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Basic knowledge of Python and using the interpreter</text:p>
              </text:list-item>
              <text:list-item>
                <text:p>Basic knowledge of network protocols – TCP/UDP/ICMP etc</text:p>
              </text:list-item>
              <text:list-item>
                <text:p>Background in Network security i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Network Security</text:p>
          </draw:text-box>
        </draw:frame>
        <draw:frame presentation:style-name="pr5" draw:layer="layout" svg:width="25.199cm" svg:height="14.301cm" svg:x="1.4cm" svg:y="4.914cm" presentation:class="outline" presentation:user-transformed="true">
          <draw:text-box>
            <text:list text:style-name="L2">
              <text:list-item>
                <text:p>Involves writing software to anticipate, prevent and stop attacks using the network</text:p>
              </text:list-item>
              <text:list-item>
                <text:p>Network security practitioner requires a toolset which allows him to,</text:p>
                <text:list>
                  <text:list-item>
                    <text:p>Capture Packets from the wire</text:p>
                  </text:list-item>
                  <text:list-item>
                    <text:p>Inspect Packets obtained</text:p>
                  </text:list-item>
                  <text:list-item>
                    <text:p>Craft Packets for testing</text:p>
                  </text:list-item>
                </text:list>
              </text:list-item>
              <text:list-item>
                <text:p>In short, the network security toolset should allow the developer to capture, inspect and create/craft network pack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acket Captur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avorite tool of every network security hacker – Wireshark (previously Ethereal) </text:p>
              </text:list-item>
              <text:list-item>
                <text:p>Uses the libpcap library behind the scenes to capture packets off the network</text:p>
              </text:list-item>
              <text:list-item>
                <text:p>Libpcap → Is the most basic library and most widely used for packet capturing. Almost every network security tool which requires packet capturing is based on libpca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ython + libpcap 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In the Python world, there are a few extensions to libpcap namely → pypcap, pcapy and python-libcap.</text:span></text:p>
                <text:list>
                  <text:list-item>
                    <text:p text:style-name="P3"><text:span text:style-name="T4">Pcapy – By Darknet.org, works best with their Impacket, InlineEgg tools, latest stable rel 0.10.5</text:span></text:p>
                  </text:list-item>
                  <text:list-item>
                    <text:p text:style-name="P3"><text:span text:style-name="T4">Pylibcap - Python module for the libpcap packet capture library, based on the original python libpcap module by Aaron Rhodes, hosted on SF, latest stable rel 0.6.2</text:span></text:p>
                  </text:list-item>
                  <text:list-item>
                    <text:p text:style-name="P3"><text:span text:style-name="T4">Pypcap - Simplified object-oriented Python extension module for libpcap, by dugsong, hosted on Google code, latest stable rel 1.1</text:span></text:p>
                  </text:list-item>
                </text:list>
              </text:list-item>
              <text:list-item>
                <text:p text:style-name="P3"><text:span text:style-name="T3">I will be focusing on Pypcap for this sess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ypcap </text:p>
          </draw:text-box>
        </draw:frame>
        <draw:frame presentation:style-name="pr5" draw:layer="layout" svg:width="25.199cm" svg:height="14.308cm" svg:x="1.4cm" svg:y="4.914cm" presentation:class="outline" presentation:user-transformed="true">
          <draw:text-box>
            <text:list text:style-name="L2">
              <text:list-item>
                <text:p>Grab from <text:a xlink:href="http://code.google.com/p/pypcap/">http://code.google.com/p/pypcap/</text:a></text:p>
              </text:list-item>
              <text:list-item>
                <text:p>Installs using distutils as any other Python library</text:p>
              </text:list-item>
              <text:list-item>
                <text:p>Requires libpcap library and header files</text:p>
              </text:list-item>
              <text:list-item>
                <text:p>Ubuntu package available</text:p>
              </text:list-item>
              <text:list-item>
                <text:p>Once installed, accessed using import of ”pcap” module</text:p>
                <text:p>&gt;&gt;&gt; import pcap</text:p>
                <text:p>&gt;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ypcap in action</text:p>
          </draw:text-box>
        </draw:frame>
        <draw:frame presentation:style-name="pr5" draw:text-style-name="P4" draw:layer="layout" svg:width="25.199cm" svg:height="15.266cm" svg:x="1.4cm" svg:y="4.914cm" presentation:class="outline" presentation:user-transformed="true">
          <draw:text-box>
            <text:list text:style-name="L2">
              <text:list-header>
                <text:p text:style-name="P4"><text:span text:style-name="T5">&gt;&gt;&gt; import pcap</text:span></text:p>
                <text:p text:style-name="P4"><text:span text:style-name="T5">&gt;&gt;&gt; pc = pcap.pcap('wlan0')</text:span></text:p>
                <text:p text:style-name="P4"><text:span text:style-name="T5">&gt;&gt;&gt; for ts, pkt in pc:</text:span></text:p>
                <text:p text:style-name="P4"><text:span text:style-name="T5">... </text:span><text:span text:style-name="T5"><text:tab/></text:span><text:span text:style-name="T5">print ts, repr(pkt)</text:span></text:p>
                <text:p text:style-name="P4"><text:span text:style-name="T5">1253881836.82 &lt;read-only buffer ptr 0xb78e7046, size 42 at 0xb7cdac40&gt;</text:span></text:p>
                <text:p text:style-name="P4"><text:span text:style-name="T5">1253881836.82 &lt;read-only buffer ptr 0xb7907046, size 42 at 0xb7cdac00&gt;</text:span></text:p>
                <text:p text:style-name="P4"><text:span text:style-name="T5">^C1253881850.28 &lt;read-only buffer ptr 0xb7c87046, size 1474 at 0xb7cdac00&gt;</text:span></text:p>
              </text:list-header>
              <text:list-item>
                <text:p text:style-name="P4"><text:span text:style-name="T5">Traceback (most recent call last):</text:span></text:p>
              </text:list-item>
              <text:list-item>
                <text:p text:style-name="P4"><text:span text:style-name="T5"><text:s text:c="2"/></text:span><text:span text:style-name="T5">File "&lt;stdin&gt;", line 1, in &lt;module&gt;</text:span></text:p>
              </text:list-item>
              <text:list-item>
                <text:p text:style-name="P4"><text:span text:style-name="T5"><text:s text:c="2"/></text:span><text:span text:style-name="T5">File "pcap.pyx", line 425, in pcap.pcap.__next__</text:span></text:p>
              </text:list-item>
              <text:list-item>
                <text:p text:style-name="P4"><text:span text:style-name="T5">TypeError: raise: exception class must be a subclass of BaseException</text:span></text:p>
              </text:list-item>
              <text:list-item>
                <text:p text:style-name="P4"><text:span text:style-name="T5">&gt;&gt;&gt; pc.stats()</text:span></text:p>
              </text:list-item>
              <text:list-item>
                <text:p text:style-name="P4"><text:span text:style-name="T5">(135L, 12L, 0L)</text:span></text:p>
              </text:list-item>
              <text:list-item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ypcap </text:p>
          </draw:text-box>
        </draw:frame>
        <draw:frame presentation:style-name="pr5" draw:text-style-name="P3" draw:layer="layout" svg:width="25.199cm" svg:height="16.792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Create an object of type ”pcap”. If no arguments are passed listens on the first available up interface. </text:span></text:p>
                <text:p text:style-name="P3"><text:span text:style-name="T3">&gt;&gt;&gt; import pcap</text:span></text:p>
                <text:p text:style-name="P3"><text:span text:style-name="T3">&gt;&gt;&gt; pc = pcap.pcap()</text:span></text:p>
              </text:list-item>
              <text:list-item>
                <text:p text:style-name="P3"><text:span text:style-name="T3">To listen to a specific interface pass it explicitly</text:span></text:p>
                <text:p text:style-name="P3"><text:span text:style-name="T3">&gt;&gt;&gt; pc = pcap.pcap('wlan0')</text:span></text:p>
              </text:list-item>
              <text:list-item>
                <text:p text:style-name="P3"><text:span text:style-name="T3">By default listens promiscously. To listen non-promiscously,</text:span></text:p>
                <text:p text:style-name="P3"><text:span text:style-name="T3">&gt;&gt;&gt; pc = pcap.pcap(promisc=False)</text:span></text:p>
              </text:list-item>
              <text:list-item>
                <text:p text:style-name="P3"><text:span text:style-name="T3">To use a dumpfile,</text:span></text:p>
                <text:p text:style-name="P3"><text:span text:style-name="T3">&gt;&gt;&gt; pc = pcap.pcap(dumpfile='pkts.pcap')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ypcap - Usage</text:p>
          </draw:text-box>
        </draw:frame>
        <draw:frame presentation:style-name="pr5" draw:layer="layout" svg:width="25.199cm" svg:height="16.525cm" svg:x="1.4cm" svg:y="4.914cm" presentation:class="outline" presentation:user-transformed="true">
          <draw:text-box>
            <text:list text:style-name="L2">
              <text:list-item>
                <text:p><text:span text:style-name="T3">Pcap objects are their own iterators, returning the packet timestamp and the packet as a 2-tuple</text:span></text:p>
              </text:list-item>
              <text:list-item>
                <text:p><text:span text:style-name="T3">Code is written as follows, iterating on the pcap object</text:span></text:p>
                <text:p><text:span text:style-name="T3">&gt;&gt;&gt; pc = pcap.pcap()</text:span></text:p>
                <text:p><text:span text:style-name="T3">&gt;&gt;&gt; for ts, pkt in pc: </text:span></text:p>
                <text:p><text:span text:style-name="T3"><text:s text:c="10"/></text:span><text:span text:style-name="T3">.. # Process pkt</text:span></text:p>
              </text:list-item>
              <text:list-item>
                <text:p><text:span text:style-name="T3">Optionally the </text:span><text:span text:style-name="T6">dispatch </text:span><text:span text:style-name="T7">method can be used to pass the packet to a call-back function. The callback function accepts the time-stamp, pkt and any other arguments.</text:span></text:p>
              </text:list-item>
              <text:list-item>
                <text:p><text:span text:style-name="T7">The </text:span><text:span text:style-name="T6">loop </text:span><text:span text:style-name="T7">method works similarly, but in an infinite loop.</text:span></text:p>
                <text:p><text:span text:style-name="T7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Examples</text:p>
          </draw:text-box>
        </draw:frame>
        <draw:frame presentation:style-name="pr5" draw:layer="layout" svg:width="25.199cm" svg:height="14.14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p><text:span text:style-name="T5">Import pcap</text:span></text:p>
            <text:p><text:span text:style-name="T5">pc = pcap.pcap('wlan0')</text:span></text:p>
            <text:p><text:span text:style-name="T5">pc.setfilter('icmp')</text:span></text:p>
            <text:p><text:span text:style-name="T5">def process(ts, pkt, *args):</text:span></text:p>
            <text:p><text:span text:style-name="T5"><text:s text:c="4"/></text:span><text:span text:style-name="T5">""" Process packets """</text:span></text:p>
            <text:p><text:span text:style-name="T5"><text:s text:c="4"/></text:span><text:span text:style-name="T5">print ts, pkt</text:span></text:p>
            <text:p><text:span text:style-name="T5">if __name__ == "__main__":</text:span></text:p>
            <text:p><text:span text:style-name="T5"><text:s text:c="4"/></text:span><text:span text:style-name="T5">try:</text:span></text:p>
            <text:p><text:span text:style-name="T5"><text:s text:c="8"/></text:span><text:span text:style-name="T5">pc.loop(process)</text:span></text:p>
            <text:p><text:span text:style-name="T5"><text:s text:c="4"/></text:span><text:span text:style-name="T5">except Exception:</text:span></text:p>
            <text:p><text:span text:style-name="T5"><text:s text:c="8"/></text:span><text:span text:style-name="T5">pc.stats()</text:span></text:p>
            <text:p><text:span text:style-name="T5"><text:s text:c="3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Dpkt – Packet creation/parsing</text:p>
          </draw:text-box>
        </draw:frame>
        <draw:frame presentation:style-name="pr5" draw:text-style-name="P5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Dpkt is a library which provides packet creation/parsing capabilities with an object oriented interface</text:span></text:p>
              </text:list-item>
              <text:list-item>
                <text:p text:style-name="P5"><text:span text:style-name="T4">Project hosted at </text:span><text:span text:style-name="T4"><text:a xlink:href="http://code.google.com/p/dpkt/">http://code.google.com/p/dpkt/</text:a></text:span><text:span text:style-name="T4"> </text:span></text:p>
              </text:list-item>
              <text:list-item>
                <text:p text:style-name="P5"><text:span text:style-name="T4">Stable version is 1.6</text:span></text:p>
              </text:list-item>
              <text:list-item>
                <text:p text:style-name="P5"><text:span text:style-name="T4">Pure Python library, installtion using distutils</text:span></text:p>
              </text:list-item>
              <text:list-item>
                <text:p text:style-name="P5"><text:span text:style-name="T4">No external depedency </text:span></text:p>
              </text:list-item>
              <text:list-item>
                <text:p text:style-name="P5"><text:span text:style-name="T4">Supports a number of protocols with an API that allows easy creation of custom protocol classes.</text:span></text:p>
              </text:list-item>
              <text:list-item>
                <text:p text:style-name="P5"><text:span text:style-name="T4">Has a Pcap writer class which allows to save pycap packets to pcap files. These files are compatible with tcpdump/wireshark.</text:span></text:p>
              </text:list-item>
              <text:list-item>
                <text:p text:style-name="P5"><text:span text:style-name="T4">Pcap is useful with dpkt than simply by itsel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Using dpkt with pypcap</text:p>
          </draw:text-box>
        </draw:frame>
        <draw:frame presentation:style-name="pr5" draw:layer="layout" svg:width="25.199cm" svg:height="14.901cm" svg:x="1.301cm" svg:y="4.637cm" presentation:class="outline" presentation:user-transformed="true">
          <draw:text-box>
            <text:p>A simple example which prints details of IP traffic in the network.</text:p>
            <text:p><text:span text:style-name="T5">import pcap, dpkt, socket</text:span></text:p>
            <text:p><text:span text:style-name="T5">pc = pcap.pcap('wlan0')</text:span></text:p>
            <text:p><text:span text:style-name="T5">count =0</text:span></text:p>
            <text:p><text:span text:style-name="T5"/></text:p>
            <text:p><text:span text:style-name="T5">def process(ts, pkt, *args):</text:span></text:p>
            <text:p><text:span text:style-name="T5"><text:s text:c="4"/></text:span><text:span text:style-name="T5">eth = dpkt.ethernet.Ethernet(pkt)</text:span></text:p>
            <text:p><text:span text:style-name="T5"><text:s text:c="4"/></text:span><text:span text:style-name="T5">ip = eth.data</text:span></text:p>
            <text:p><text:span text:style-name="T5"><text:s text:c="4"/></text:span><text:span text:style-name="T5">if ip.__class__==dpkt.ip.IP:</text:span></text:p>
            <text:p><text:span text:style-name="T5"><text:s text:c="8"/></text:span><text:span text:style-name="T5">global count</text:span></text:p>
            <text:p><text:span text:style-name="T5"><text:s text:c="8"/></text:span><text:span text:style-name="T5">count += 1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Using dpkt with pypcap</text:p>
          </draw:text-box>
        </draw:frame>
        <draw:frame presentation:style-name="pr5" draw:layer="layout" svg:width="25.199cm" svg:height="13.609cm" svg:x="1.301cm" svg:y="4.637cm" presentation:class="outline" presentation:user-transformed="true">
          <draw:text-box>
            <text:p>...</text:p>
            <text:p><text:span text:style-name="T5"><text:s text:c="8"/></text:span><text:span text:style-name="T5">src_ip = socket.inet_ntoa(ip.src)</text:span></text:p>
            <text:p><text:span text:style-name="T5"><text:s text:c="8"/></text:span><text:span text:style-name="T5">dst_ip = socket.inet_ntoa(ip.dst)</text:span></text:p>
            <text:p><text:span text:style-name="T5"><text:s text:c="8"/></text:span><text:span text:style-name="T5">print 'Packet #%d, %s=&gt;%s, length %d, proto: %d' % (count, src_ip, dst_ip, ip.len, ip.p)</text:span></text:p>
            <text:p><text:span text:style-name="T5"/></text:p>
            <text:p><text:span text:style-name="T5">if __name__ == "__main__":</text:span></text:p>
            <text:p><text:span text:style-name="T5"><text:s text:c="4"/></text:span><text:span text:style-name="T5">try:</text:span></text:p>
            <text:p><text:span text:style-name="T5"><text:s text:c="8"/></text:span><text:span text:style-name="T5">pc.loop(process)</text:span></text:p>
            <text:p><text:span text:style-name="T5"><text:s text:c="4"/></text:span><text:span text:style-name="T5">except KeyboardInterrupt:</text:span></text:p>
            <text:p><text:span text:style-name="T5"><text:s text:c="8"/></text:span><text:span text:style-name="T5">print pc.stats()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Sample Output</text:p>
          </draw:text-box>
        </draw:frame>
        <draw:frame presentation:style-name="pr5" draw:layer="layout" svg:width="25.199cm" svg:height="15.778cm" svg:x="1.4cm" svg:y="4.914cm" presentation:class="outline" presentation:user-transformed="true">
          <draw:text-box>
            <text:p><text:span text:style-name="T8">anand@anand-laptop:~/programs/python$ sudo python2.5 pcap2.py </text:span></text:p>
            <text:p><text:span text:style-name="T8">Packet #1, 192.168.1.2=&gt;66.102.7.99, length 84, proto: 1</text:span></text:p>
            <text:p><text:span text:style-name="T8">Packet #2, 66.102.7.99=&gt;192.168.1.2, length 84, proto: 1</text:span></text:p>
            <text:p><text:span text:style-name="T8">Packet #3, 192.168.1.2=&gt;192.168.1.1, length 70, proto: 17</text:span></text:p>
            <text:p><text:span text:style-name="T8">Packet #4, 192.168.1.1=&gt;192.168.1.2, length 246, proto: 17</text:span></text:p>
            <text:p><text:span text:style-name="T8">Packet #5, 192.168.1.2=&gt;66.102.7.99, length 84, proto: 1</text:span></text:p>
            <text:p><text:span text:style-name="T8">Packet #6, 74.125.67.17=&gt;192.168.1.2, length 80, proto: 6</text:span></text:p>
            <text:p><text:span text:style-name="T8">Packet #7, 192.168.1.2=&gt;74.125.67.17, length 52, proto: 6</text:span></text:p>
            <text:p><text:span text:style-name="T8">Packet #8, 66.102.7.99=&gt;192.168.1.2, length 84, proto: 1</text:span></text:p>
            <text:p><text:span text:style-name="T8">Packet #9, 192.168.1.2=&gt;192.168.1.1, length 70, proto: 17</text:span></text:p>
            <text:p><text:span text:style-name="T8">Packet #10, 192.168.1.1=&gt;192.168.1.2, length 246, proto: 17</text:span></text:p>
            <text:p><text:span text:style-name="T8">^Packet #11, 192.168.1.2=&gt;66.102.7.99, length 84, proto: 1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Http Protocol Sniffer</text:p>
          </draw:text-box>
        </draw:frame>
        <draw:frame presentation:style-name="pr5" draw:text-style-name="P4" draw:layer="layout" svg:width="25.199cm" svg:height="15.26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An HTTP protocol sniffer tool which saves http packets to a pcap file.</text:span></text:p>
              </text:list-item>
            </text:list>
            <text:p text:style-name="P4"><text:span text:style-name="T5">import pcap, dpkt, socket</text:span></text:p>
            <text:p text:style-name="P4"><text:span text:style-name="T5">pc = pcap.pcap('wlan0')</text:span></text:p>
            <text:p text:style-name="P4"><text:span text:style-name="T5">count =0</text:span></text:p>
            <text:p text:style-name="P4"><text:span text:style-name="T5">ports = (80,8080,888)</text:span></text:p>
            <text:p text:style-name="P4"><text:span text:style-name="T5"># Pcap writer</text:span></text:p>
            <text:p text:style-name="P4"><text:span text:style-name="T5">pcw = dpkt.pcap.Writer(open('pkts.pcap','wb'))</text:span></text:p>
            <text:p text:style-name="P4"><text:span text:style-name="T5"/></text:p>
            <text:p text:style-name="P4"><text:span text:style-name="T5"># Snooping on HTTP traffic</text:span></text:p>
            <text:p text:style-name="P4"><text:span text:style-name="T5">def process(ts, pkt, *args):</text:span></text:p>
            <text:p text:style-name="P4"><text:span text:style-name="T5"><text:s text:c="4"/></text:span><text:span text:style-name="T5">eth = dpkt.ethernet.Ethernet(pkt)</text:span></text:p>
            <text:p text:style-name="P4"><text:span text:style-name="T5"><text:s text:c="4"/></text:span><text:span text:style-name="T5">ip = eth.data</text:span></text:p>
            <text:list text:continue-numbering="true" text:style-name="L2">
              <text:list-header>
                <text:p text:style-name="P4"><text:span text:style-name="T5"/></text:p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HTTP Protocol Sniffer (Contd.)</text:p>
          </draw:text-box>
        </draw:frame>
        <draw:frame presentation:style-name="pr5" draw:layer="layout" svg:width="25.199cm" svg:height="16.392cm" svg:x="0.801cm" svg:y="4.094cm" presentation:class="outline" presentation:user-transformed="true">
          <draw:text-box>
            <text:p text:style-name="P4"><text:span text:style-name="T5"><text:s text:c="3"/></text:span><text:span text:style-name="T5">if ip.__class__==dpkt.ip.IP:</text:span></text:p>
            <text:p text:style-name="P4"><text:span text:style-name="T5"><text:s text:c="8"/></text:span><text:span text:style-name="T5">ip1, ip2 = map(socket.inet_ntoa,[ip.src, ip.dst])</text:span></text:p>
            <text:p text:style-name="P4"><text:span text:style-name="T5"><text:s text:c="8"/></text:span><text:span text:style-name="T5">if ip.p != 6: return</text:span></text:p>
            <text:p text:style-name="P4"><text:span text:style-name="T5"><text:s text:c="8"/></text:span><text:span text:style-name="T5">l7 = ip.data</text:span></text:p>
            <text:p text:style-name="P4"><text:span text:style-name="T5"><text:s text:c="8"/></text:span><text:span text:style-name="T5">sport, dport = [l7.sport, l7.dport]</text:span></text:p>
            <text:p text:style-name="P4"><text:span text:style-name="T5"><text:s text:c="8"/></text:span><text:span text:style-name="T5">if sport in ports or dport in ports:</text:span></text:p>
            <text:p text:style-name="P4"><text:span text:style-name="T5"><text:s text:c="12"/></text:span><text:span text:style-name="T5">print 'From %s to %s, length: %d' % (ip1, ip2, len(l7.data))</text:span></text:p>
            <text:p text:style-name="P4"><text:span text:style-name="T5"><text:s text:c="12"/></text:span><text:span text:style-name="T5"># Save packet to file...</text:span></text:p>
            <text:p text:style-name="P4"><text:span text:style-name="T5"><text:s text:c="12"/></text:span><text:span text:style-name="T5">pcw.writepkt(pkt)</text:span></text:p>
            <text:p text:style-name="P4"><text:span text:style-name="T5">if __name__ == "__main__":</text:span></text:p>
            <text:p text:style-name="P4"><text:span text:style-name="T5"><text:s text:c="4"/></text:span><text:span text:style-name="T5">try:</text:span></text:p>
            <text:p text:style-name="P4"><text:span text:style-name="T5"><text:s text:c="8"/></text:span><text:span text:style-name="T5">pc.loop(process)</text:span></text:p>
            <text:p text:style-name="P4"><text:span text:style-name="T5"><text:s text:c="4"/></text:span><text:span text:style-name="T5">except KeyboardInterrupt:</text:span></text:p>
            <text:p text:style-name="P4"><text:span text:style-name="T5"><text:s text:c="8"/></text:span><text:span text:style-name="T5">print pc.stats()</text:span></text:p>
            <text:p text:style-name="P4"><text:span text:style-name="T5"><text:s text:c="8"/></text:span><text:span text:style-name="T5">pcw.close(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Scapy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A powerful interactive, general purpose, packet manipulation program written purely in Python, available as a single file.</text:span></text:p>
              </text:list-item>
              <text:list-item>
                <text:p text:style-name="P3"><text:span text:style-name="T3">Craft packets of a variety of protocols, send them on the wire, recieve replies, match requests and replies...</text:span></text:p>
              </text:list-item>
              <text:list-item>
                <text:p text:style-name="P3"><text:span text:style-name="T3">Handles most basic tasks like scanning, traceroute, ping, probe etc.</text:span></text:p>
              </text:list-item>
              <text:list-item>
                <text:p text:style-name="P3"><text:span text:style-name="T3">Scapy can be used to write new tools without the need of any special libraries</text:span></text:p>
              </text:list-item>
              <text:list-item>
                <text:p text:style-name="P3"><text:span text:style-name="T3">Instead of writing 100 lines of code in C for a special tool, write 2 lines in Scapy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An interactive session with Scapy</text:p>
          </draw:text-box>
        </draw:frame>
        <draw:frame presentation:style-name="pr5" draw:text-style-name="P6" draw:layer="layout" svg:width="25.199cm" svg:height="15.379cm" svg:x="1.4cm" svg:y="4.914cm" presentation:class="outline" presentation:user-transformed="true">
          <draw:text-box>
            <text:p text:style-name="P6"><text:span text:style-name="T4">Send an echo request and dissect the first return packet.</text:span></text:p>
            <text:p text:style-name="P6"><text:span text:style-name="T9">&gt;&gt;&gt; from scapy import *</text:span></text:p>
            <text:p text:style-name="P6"><text:span text:style-name="T9">&gt;&gt;&gt; ip=IP(dst='www.google.com')</text:span></text:p>
            <text:p text:style-name="P6"><text:span text:style-name="T9">&gt;&gt;&gt; icmp=ICMP()</text:span></text:p>
            <text:p text:style-name="P6"><text:span text:style-name="T9">&gt;&gt;&gt; sr1(ip/icmp)</text:span></text:p>
            <text:p text:style-name="P6"><text:span text:style-name="T9">Begin emission:</text:span></text:p>
            <text:p text:style-name="P6"><text:span text:style-name="T9">.Finished to send 1 packets.</text:span></text:p>
            <text:p text:style-name="P6"><text:span text:style-name="T9">*</text:span></text:p>
            <text:p text:style-name="P6"><text:span text:style-name="T9">Received 2 packets, got 1 answers, remaining 0 packets</text:span></text:p>
            <text:p text:style-name="P6"><text:span text:style-name="T9">&lt;IP <text:s/>version=4L ihl=5L tos=0x60 len=28 id=1 flags= frag=0L ttl=239 proto=ICMP chksum=0xc007 src=66.102.7.104 dst=192.168.1.2 options='' |&lt;ICMP <text:s/>type=echo-reply code=0 chksum=0x0 id=0x0 seq=0x0 |&gt;&gt;\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A host scanner</text:p>
          </draw:text-box>
        </draw:frame>
        <draw:frame presentation:style-name="pr8" draw:layer="layout" svg:width="25.6cm" svg:height="17.247cm" svg:x="1.4cm" svg:y="4.914cm" presentation:class="outline" presentation:user-transformed="true">
          <draw:text-box>
            <text:list text:style-name="L2">
              <text:list-item>
                <text:p>Enumerate hosts on a network that have port number 80 listening</text:p>
              </text:list-item>
            </text:list>
            <text:p><text:span text:style-name="T8">&gt;&gt;&gt; p=IP(dst='210.212.26.27'/24)/TCP(dport=80, flags='S')</text:span></text:p>
            <text:p><text:span text:style-name="T8">&gt;&gt;&gt; sr(p)</text:span></text:p>
            <text:p><text:span text:style-name="T8">Begin emission:</text:span></text:p>
            <text:p><text:span text:style-name="T8">..*....Finished to send 256 packets.</text:span></text:p>
            <text:p><text:span text:style-name="T8">******.*.***..**********.*************.**..*********.........**...*********.***.********.***.****.*******..**....</text:span></text:p>
            <text:p><text:span text:style-name="T8">(This goes on for a while)</text:span></text:p>
            <text:p><text:span text:style-name="T8">Received 4963 packets, got 83 answers, remaining 173 packets</text:span></text:p>
            <text:p><text:span text:style-name="T8">(&lt;Results: UDP:0 TCP:77 ICMP:6 Other:0&gt;, &lt;Unanswered: UDP:0 TCP:173 ICMP:0 Other:0&gt;)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Host scanner (contd.)</text:p>
          </draw:text-box>
        </draw:frame>
        <draw:frame presentation:style-name="pr5" draw:text-style-name="P7" draw:layer="layout" svg:width="25.199cm" svg:height="15.232cm" svg:x="1.4cm" svg:y="4.914cm" presentation:class="outline" presentation:user-transformed="true">
          <draw:text-box>
            <text:p text:style-name="P7"><text:span text:style-name="T8">&gt;&gt;&gt; results = _[0]</text:span></text:p>
            <text:p text:style-name="P7"><text:span text:style-name="T8">&gt;&gt;&gt; for pout, pin in results:</text:span></text:p>
            <text:p text:style-name="P7"><text:span text:style-name="T8">... </text:span><text:span text:style-name="T8"><text:tab/></text:span><text:span text:style-name="T8">if pin.flags == 2: print pout.dst</text:span></text:p>
            <text:p text:style-name="P7"><text:span text:style-name="T8">... 210.212.26.5</text:span></text:p>
            <text:p text:style-name="P7"><text:span text:style-name="T8">210.212.26.15</text:span></text:p>
            <text:p text:style-name="P7"><text:span text:style-name="T8">210.212.26.19</text:span></text:p>
            <text:p text:style-name="P7"><text:span text:style-name="T8">210.212.26.20</text:span></text:p>
            <text:p text:style-name="P7"><text:span text:style-name="T8">210.212.26.22</text:span></text:p>
            <text:p text:style-name="P7"><text:span text:style-name="T8">210.212.26.23</text:span></text:p>
            <text:p text:style-name="P7"><text:span text:style-name="T8">210.212.26.24</text:span></text:p>
            <text:p text:style-name="P7"><text:span text:style-name="T8">210.212.26.25</text:span></text:p>
            <text:p text:style-name="P7"><text:span text:style-name="T8">210.212.26.26</text:span></text:p>
            <text:p text:style-name="P7"><text:span text:style-name="T8">210.212.26.2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A slow port-scanner</text:p>
          </draw:text-box>
        </draw:frame>
        <draw:frame presentation:style-name="pr5" draw:text-style-name="P7" draw:layer="layout" svg:width="25.199cm" svg:height="17.686cm" svg:x="1.4cm" svg:y="4.914cm" presentation:class="outline" presentation:user-transformed="true">
          <draw:text-box>
            <text:p text:style-name="P7"><text:span text:style-name="T5">from scapy import *</text:span></text:p>
            <text:p text:style-name="P7"><text:span text:style-name="T5">def scan(ip,start=80,end=443):</text:span></text:p>
            <text:p text:style-name="P7"><text:span text:style-name="T5"><text:s text:c="4"/></text:span><text:span text:style-name="T5">open_ports = []</text:span></text:p>
            <text:p text:style-name="P7"><text:span text:style-name="T5"><text:s text:c="4"/></text:span><text:span text:style-name="T5">ip=IP(dst=ip)/TCP(dport=range(start,end+1), flags='S')</text:span></text:p>
            <text:p text:style-name="P7"><text:span text:style-name="T5"><text:s text:c="4"/></text:span><text:span text:style-name="T5">results=sr(ip,verbose=0,timeout=30)</text:span></text:p>
            <text:p text:style-name="P7"><text:span text:style-name="T5"><text:s text:c="4"/></text:span><text:span text:style-name="T5">for res in results[0]:</text:span></text:p>
            <text:p text:style-name="P7"><text:span text:style-name="T5"><text:s text:c="8"/></text:span><text:span text:style-name="T5">if res[1]==None: continue</text:span></text:p>
            <text:p text:style-name="P7"><text:span text:style-name="T5"><text:s text:c="8"/></text:span><text:span text:style-name="T5">if res[1].payload.flags==18:</text:span></text:p>
            <text:p text:style-name="P7"><text:span text:style-name="T5"><text:s text:c="12"/></text:span><text:span text:style-name="T5">print 'Port %d is open' % res[0].dport</text:span></text:p>
            <text:p text:style-name="P7"><text:span text:style-name="T5"><text:s text:c="12"/></text:span><text:span text:style-name="T5">open_ports.append(res[0].dport)</text:span></text:p>
            <text:p text:style-name="P7"><text:span text:style-name="T5"/></text:p>
            <text:p text:style-name="P7"><text:span text:style-name="T5"><text:s text:c="4"/></text:span><text:span text:style-name="T5">return open_ports</text:span></text:p>
            <text:p text:style-name="P7"><text:span text:style-name="T5">if __name__ == "__main__":</text:span></text:p>
            <text:p text:style-name="P7"><text:span text:style-name="T5"><text:s text:c="4"/></text:span><text:span text:style-name="T5">print scan('random.org')</text:span></text:p>
            <text:p text:style-name="P7"><text:span text:style-name="T8"/></text:p>
            <text:p text:style-name="P7"><text:span text:style-name="T8"><text:s text:c="5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A slow port-scanner (contd).</text:p>
          </draw:text-box>
        </draw:frame>
        <draw:frame presentation:style-name="pr5" draw:layer="layout" svg:width="25.199cm" svg:height="15.721cm" svg:x="1.4cm" svg:y="4.914cm" presentation:class="outline" presentation:user-transformed="true">
          <draw:text-box>
            <text:p text:style-name="P7"><text:span text:style-name="T9">Sample Run</text:span></text:p>
            <text:list text:style-name="L2">
              <text:list-item>
                <text:p text:style-name="P6"><text:span text:style-name="T9">anand@anand-laptop:~/programs/python$ sudo python portscan.py</text:span></text:p>
              </text:list-item>
            </text:list>
            <text:p text:style-name="P6"><text:span text:style-name="T9">Port 80 is open</text:span></text:p>
            <text:p text:style-name="P6"><text:span text:style-name="T9">Port 113 is open</text:span></text:p>
            <text:p text:style-name="P6"><text:span text:style-name="T9">Port 443 is open</text:span></text:p>
            <text:p text:style-name="P6"><text:span text:style-name="T9">[80, 113, 443]</text:span></text:p>
            <text:list text:continue-numbering="true" text:style-name="L2">
              <text:list-item>
                <text:p text:style-name="P6"><text:span text:style-name="T9">Scapy has a powerful tool named ”report_ports” which automates the entire process and outputs a Latex table containing the list of open ports.</text:span></text:p>
              </text:list-item>
            </text:list>
            <text:p text:style-name="P6"><text:span text:style-name="T9"><text:s/></text:span><text:span text:style-name="T9">&gt;&gt;&gt; report_ports('random.org',range(80,1024))</text:span></text:p>
            <text:p text:style-name="P6"><text:span text:style-name="T9">Begin emission:</text:span></text:p>
            <text:p text:style-name="P6"><text:span text:style-name="T9">.***************</text:span></text:p>
            <text:p text:style-name="P6"><text:span text:style-name="T9">&lt;Prints a latex table containing open ports&gt;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DNS Query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p text:style-name="P4"><text:span text:style-name="T5">&gt;&gt;&gt; sr1(IP(dst="192.168.1.1")/UDP()/DNS(rd=1,qd=DNSQR(qname="www.python.org")))</text:span></text:p>
            <text:p text:style-name="P4"><text:span text:style-name="T5">Begin emission:</text:span></text:p>
            <text:p text:style-name="P4"><text:span text:style-name="T5">.Finished to send 1 packets.</text:span></text:p>
            <text:p text:style-name="P4"><text:span text:style-name="T5">*</text:span></text:p>
            <text:p text:style-name="P4"><text:span text:style-name="T5">Received 2 packets, got 1 answers, remaining 0 packets</text:span></text:p>
            <text:p text:style-name="P4"><text:span text:style-name="T5">&lt;IP <text:s/>version=4L ihl=5L tos=0x0 len=152 id=17093 flags=DF frag=0L ttl=250 proto=UDP chksum=0xba3b src=192.168.1.1 dst=192.168.1.2 options='' |&lt;UDP <text:s/>sport=domain dport=domain len=132 chksum=0xee58 |&lt;DNS <text:s/>id=0 qr=1L opcode=QUERY aa=0L tc=0L rd=1L ra=1L z=0L rcode=ok qdcount=1 ancount=1 nscount=2 arcount=2 qd=&lt;DNSQR <text:s/>qname='www.python.org.' qtype=A qclass=IN |&gt; an=&lt;DNSRR <text:s/>rrname='www.python.org.' type=A rclass=IN ttl=30106 rdata='</text:span><text:span text:style-name="T10">82.94.164.162</text:span><text:span text:style-name="T5">' |&gt; ns=&lt;DNSRR <text:s/>rrname='python.org.' type=NS rclass=IN ttl=27914 rdata='ns.xs4all.nl.' |&lt;DNSRR <text:s/>rrname='python.org.' type=NS rclass=IN ttl=27914 rdata='ns2.xs4all.nl.' |&gt;&gt; ar=&lt;DNSRR <text:s/>rrname='ns.xs4all.nl.' type=A rclass=IN ttl=117171 rdata='194.109.6.67' |&lt;DNSRR <text:s/>rrname='ns2.xs4all.nl.' type=A rclass=IN ttl=117171 rdata='194.109.9.100' |&gt;&gt; |&gt;&gt;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Traceroute</text:p>
          </draw:text-box>
        </draw:frame>
        <draw:frame presentation:style-name="pr5" draw:text-style-name="P4" draw:layer="layout" svg:width="25.199cm" svg:height="15.266cm" svg:x="1.4cm" svg:y="4.914cm" presentation:class="outline" presentation:user-transformed="true">
          <draw:text-box>
            <text:p text:style-name="P4"><text:span text:style-name="T5">&gt;&gt;&gt;ans,unans=sr(IP(dst='</text:span><text:span text:style-name="T5"><text:a xlink:href="http://www.google.com/">www.google.com</text:a></text:span><text:span text:style-name="T5">',ttl=(4,25),id=123)/TCP(flags=0x2)</text:span></text:p>
            <text:p text:style-name="P4"><text:span text:style-name="T5">Finished to send 22 packets.</text:span></text:p>
            <text:p text:style-name="P4"><text:span text:style-name="T5">********************..</text:span></text:p>
            <text:p text:style-name="P4"><text:span text:style-name="T5">&gt;&gt;&gt; for snd,rcv in ans:</text:span></text:p>
            <text:p text:style-name="P4"><text:span text:style-name="T5">... </text:span><text:span text:style-name="T5"><text:tab/></text:span><text:span text:style-name="T5">print snd.ttl, rcv.src, isinstance(rcv.payload, TCP)</text:span></text:p>
            <text:p text:style-name="P4"><text:span text:style-name="T5">8 218.248.255.66 False</text:span></text:p>
            <text:p text:style-name="P4"><text:span text:style-name="T5">9 218.248.250.82 False</text:span></text:p>
            <text:p text:style-name="P4"><text:span text:style-name="T5">10 195.2.7.37 False</text:span></text:p>
            <text:p text:style-name="P4"><text:span text:style-name="T5">11 198.32.146.46 False</text:span></text:p>
            <text:p text:style-name="P4"><text:span text:style-name="T5">12 216.239.43.12 False</text:span></text:p>
            <text:p text:style-name="P4"><text:span text:style-name="T5">13 72.14.238.130 False</text:span></text:p>
            <text:p text:style-name="P4"><text:span text:style-name="T5">14 209.85.243.122 False</text:span></text:p>
            <text:p text:style-name="P4"><text:span text:style-name="T5">15 209.85.251.94 False</text:span></text:p>
            <text:p text:style-name="P4"><text:span text:style-name="T5">16 74.125.19.105 Tr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acket Sniffing</text:p>
          </draw:text-box>
        </draw:frame>
        <draw:frame presentation:style-name="pr5" draw:text-style-name="P8" draw:layer="layout" svg:width="25.199cm" svg:height="15.807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Scapy can replace wireshark or tcpdump! </text:span></text:p>
              </text:list-item>
            </text:list>
            <text:p text:style-name="P8"><text:span text:style-name="T11">&gt;&gt;&gt; sniff(iface="wlan0",prn=lambda x:x.summary())</text:span></text:p>
            <text:p text:style-name="P8"><text:span text:style-name="T11">Ether / IP / TCP 217.25.178.5:www &gt; 192.168.1.2:57655 A / Raw</text:span></text:p>
            <text:p text:style-name="P8"><text:span text:style-name="T11">Ether / IP / TCP 192.168.1.2:57655 &gt; 217.25.178.5:www A</text:span></text:p>
            <text:p text:style-name="P8"><text:span text:style-name="T11">Ether / IP / TCP 217.25.178.5:www &gt; 192.168.1.2:57655 A / Raw</text:span></text:p>
            <text:p text:style-name="P8"><text:span text:style-name="T11">Ether / IP / TCP 217.25.178.5:www &gt; 192.168.1.2:57655 A / Raw</text:span></text:p>
            <text:p text:style-name="P8"><text:span text:style-name="T11">Ether / IP / TCP 192.168.1.2:57655 &gt; 217.25.178.5:www A</text:span></text:p>
            <text:p text:style-name="P8"><text:span text:style-name="T11">Ether / IP / TCP 217.25.178.5:www &gt; 192.168.1.2:57655 A / Raw</text:span></text:p>
            <text:p text:style-name="P8"><text:span text:style-name="T11">Ether / IP / TCP 217.25.178.5:www &gt; 192.168.1.2:57655 A / Raw</text:span></text:p>
            <text:p text:style-name="P8"><text:span text:style-name="T11">Ether / IP / TCP 192.168.1.2:57655 &gt; 217.25.178.5:www A</text:span></text:p>
            <text:p text:style-name="P8"><text:span text:style-name="T11">Ether / IP / TCP 217.25.178.5:www &gt; 192.168.1.2:57655 A / Raw</text:span></text:p>
            <text:p text:style-name="P8"><text:span text:style-name="T11">Ether / IP / TCP 217.25.178.5:www &gt; 192.168.1.2:57655 A / Raw</text:span></text:p>
            <text:p text:style-name="P8"><text:span text:style-name="T11">Ether / IP / TCP 192.168.1.2:57655 &gt; 217.25.178.5:www A</text:span></text:p>
            <text:p text:style-name="P8"><text:span text:style-name="T11">Ether / IP / UDP / DNS Qry "www.google.com." </text:span></text:p>
            <text:p text:style-name="P8"><text:span text:style-name="T11">Ether / IP / UDP / DNS Ans "www.l.google.com."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assive OS fingerprinting</text:p>
          </draw:text-box>
        </draw:frame>
        <draw:frame presentation:style-name="pr5" draw:text-style-name="P6" draw:layer="layout" svg:width="25.199cm" svg:height="14.723cm" svg:x="1.4cm" svg:y="4.914cm" presentation:class="outline" presentation:user-transformed="true">
          <draw:text-box>
            <text:p text:style-name="P6"><text:span text:style-name="T9">&gt;&gt;&gt; p</text:span></text:p>
            <text:p text:style-name="P6"><text:span text:style-name="T9">&lt;Ether dst=00:10:4b:b3:7d:4e src=00:40:33:96:7b:60 type=0x800 |&lt;IP version=4L</text:span></text:p>
            <text:p text:style-name="P6"><text:span text:style-name="T9"><text:s/></text:span><text:span text:style-name="T9">ihl=5L tos=0x0 len=60 id=61681 flags=DF frag=0L ttl=64 proto=TCP chksum=0xb85e</text:span></text:p>
            <text:p text:style-name="P6"><text:span text:style-name="T9"><text:s/></text:span><text:span text:style-name="T9">src=192.168.8.10 dst=192.168.8.1 options='' |&lt;TCP sport=46511 dport=80</text:span></text:p>
            <text:p text:style-name="P6"><text:span text:style-name="T9"><text:s/></text:span><text:span text:style-name="T9">seq=2023566040L ack=0L dataofs=10L reserved=0L flags=SEC window=5840</text:span></text:p>
            <text:p text:style-name="P6"><text:span text:style-name="T9"><text:s/></text:span><text:span text:style-name="T9">chksum=0x570c urgptr=0 options=[('Timestamp', (342940201L, 0L)), ('MSS', 1460),</text:span></text:p>
            <text:p text:style-name="P6"><text:span text:style-name="T9"><text:s/></text:span><text:span text:style-name="T9">('NOP', ()), ('SAckOK', ''), ('WScale', 0)] |&gt;&gt;&gt;</text:span></text:p>
            <text:p text:style-name="P6"><text:span text:style-name="T9">&gt;&gt;&gt; p0f(p)</text:span></text:p>
            <text:p text:style-name="P6"><text:span text:style-name="T9">(1.0, ['Linux 2.4.2 - 2.4.14 (1)'])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Further <text:tab/>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4">Capabilities of Scapy are endless, limited only by your imagination and Python skills...!</text:span></text:p>
              </text:list-item>
              <text:list-item>
                <text:p text:style-name="P5"><text:span text:style-name="T4">For exploring further, try these links,</text:span></text:p>
                <text:list>
                  <text:list-item>
                    <text:p text:style-name="P5"><text:span text:style-name="T4"><text:a xlink:href="http://www.secdev.org/projects/scapy/build_your_own_tools.html">http://www.secdev.org/projects/scapy/build_your_own_tools.html</text:a></text:span></text:p>
                  </text:list-item>
                  <text:list-item>
                    <text:p text:style-name="P5"><text:span text:style-name="T4"><text:a xlink:href="http://www.secdev.org/projects/scapy/demo.html">http://www.secdev.org/projects/scapy/demo.html</text:a></text:span></text:p>
                  </text:list-item>
                  <text:list-item>
                    <text:p text:style-name="P5"><text:span text:style-name="T4"><text:a xlink:href="http://hackaholic.org/papers/blackmagic.txt">http://hackaholic.org/papers/blackmagic.txt</text:a></text:span></text:p>
                  </text:list-item>
                  <text:list-item>
                    <text:p text:style-name="P5"><text:span text:style-name="T4"/></text:p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Real life Exampl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ython port scan detection tool using pypcap and dpkt written by the author – available as an ASPN Python Cookbok recipe at <text:a xlink:href="http://code.activestate.com/recipes/576690/">http://code.activestate.com/recipes/576690/</text:a></text:p>
                <text:list>
                  <text:list-item>
                    <text:p>Good example of using pypcap and dpkt together to write a network security tool</text:p>
                  </text:list-item>
                </text:list>
              </text:list-item>
              <text:list-item>
                <text:p>Packet monitoring with dpkt and pypcap - <text:a xlink:href="http://code.activestate.com/recipes/576678/">http://code.activestate.com/recipes/576678/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Link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ypcap - <text:a xlink:href="http://code.google.com/p/pypcap/">http://code.google.com/p/pypcap/</text:a></text:p>
              </text:list-item>
              <text:list-item>
                <text:p>Dpkt - <text:a xlink:href="http://code.google.com/p/dpkt/">http://code.google.com/p/dpkt/</text:a></text:p>
              </text:list-item>
              <text:list-item>
                <text:p>Scapy - <text:a xlink:href="http://www.secdev.org/projects/scapy/">http://www.secdev.org/projects/scapy/</text:a></text:p>
              </text:list-item>
              <text:list-item>
                <text:p/>
              </text:list-item>
              <text:list-item>
                <text:p>Python-libcap - <text:a xlink:href="http://sourceforge.net/projects/pylibpcap/">http://sourceforge.net/projects/pylibpcap/</text:a></text:p>
              </text:list-item>
              <text:list-item>
                <text:p>Pcapy - http://oss.coresecurity.com/projects/pcapy.ht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Ubuntu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Ubuntu-title">
      <style:graphic-properties draw:fill-color="#ffffff" draw:auto-grow-height="false" fo:min-height="3.507cm"/>
    </style:style>
    <style:style style:name="Mpr2" style:family="presentation" style:parent-style-name="GlossyUbuntu-outline1">
      <style:graphic-properties draw:fill-color="#ffffff" draw:auto-grow-height="false" fo:min-height="13.86cm"/>
    </style:style>
    <style:style style:name="M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Ubuntu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9-25T17:25:35</meta:creation-date>
    <dc:language>fi-FI</dc:language>
    <meta:editing-cycles>78</meta:editing-cycles>
    <meta:editing-duration>PT14H09M10S</meta:editing-duration>
    <dc:date>2009-09-26T07:34:44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GlossyUbuntu.otp"/>
  </office:meta>
</office:document-meta>
</file>